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F0000011BD42800880C77D3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328cm" fo:min-width="15.64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6.405cm" draw:z-index="0"><draw:image xlink:href="Pictures/10000201000002EF0000011BD42800880C77D3CA.png" xlink:type="simple" xlink:show="embed" xlink:actuate="onLoad"/></draw:frame><draw:custom-shape text:anchor-type="paragraph" draw:z-index="1" draw:name="シェイプ1" draw:style-name="gr1" draw:text-style-name="P1" svg:width="15.902cm" svg:height="0.583cm" svg:x="0.284cm" svg:y="4.8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1S</meta:editing-duration>
    <meta:editing-cycles>6</meta:editing-cycles>
    <meta:generator>LibreOffice/5.2.3.3$Windows_X86_64 LibreOffice_project/d54a8868f08a7b39642414cf2c8ef2f228f780cf</meta:generator>
    <dc:date>2016-12-25T17:49:25.929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